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officeooo:rsid="0001ee0b" officeooo:paragraph-rsid="0001ee0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gr1" style:family="graphic">
      <style:graphic-properties draw:marker-end="Arrowhead_20_1" draw:textarea-horizontal-align="justify" draw:textarea-vertical-align="middle" draw:auto-grow-height="false" fo:min-height="2.281cm" fo:min-width="3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head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_20_2" draw:textarea-horizontal-align="justify" draw:textarea-vertical-align="middle" draw:auto-grow-height="false" fo:min-height="2.02cm" fo:min-width="3.9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end="Arrowhead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head_20_2" draw:textarea-horizontal-align="justify" draw:textarea-vertical-align="middle" draw:auto-grow-height="false" fo:min-height="0.529cm" fo:min-width="1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head_20_2" draw:textarea-horizontal-align="justify" draw:textarea-vertical-align="middle" draw:auto-grow-height="false" fo:min-height="1.349cm" fo:min-width="4.1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marker-end="Arrowhead_20_1" draw:textarea-horizontal-align="justify" draw:textarea-vertical-align="middle" draw:auto-grow-height="false" fo:min-height="1.72cm" fo:min-width="2.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marker-end="Arrowhead_20_2" draw:textarea-horizontal-align="justify" draw:textarea-vertical-align="middle" draw:auto-grow-height="false" fo:min-height="1.741cm" fo:min-width="1.8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marker-end="Arrowhead_20_2" draw:textarea-horizontal-align="justify" draw:textarea-vertical-align="middle" draw:auto-grow-height="false" fo:min-height="3.44cm" fo:min-width="4.2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3.38cm" fo:min-width="4.2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_4" draw:style-name="gr11" svg:width="4.287cm" svg:height="3.38cm" svg:x="4.505cm" svg:y="0.568cm"><text:p><text:s text:c="6"/><text:tab/>CLIENT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a1_5" draw:style-name="gr10" svg:width="4.287cm" svg:height="3.44cm" svg:x="4.981cm" svg:y="13.056cm"><text:p><text:s text:c="6"/><text:tab/>SERVIDOR 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" draw:name="Forma2" draw:style-name="gr3" draw:text-style-name="P2" svg:x1="6.754cm" svg:y1="4.14cm" svg:x2="6.754cm" svg:y2="7.606cm"><text:p/></draw:line><draw:custom-shape text:anchor-type="paragraph" draw:z-index="3" draw:name="Forma3" draw:style-name="gr9" svg:width="2.647cm" svg:height="2.461cm" svg:x="5.51cm" svg:y="7.712cm"><text:p><text:s/>TCP/I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Forma4" draw:style-name="gr2" draw:text-style-name="P2" svg:x1="6.754cm" svg:y1="4.404cm" svg:x2="10.696cm" svg:y2="4.404cm"><text:p/></draw:line><draw:custom-shape text:anchor-type="paragraph" draw:z-index="5" draw:name="Forma5" draw:style-name="gr8" svg:width="2.991cm" svg:height="1.721cm" svg:x="10.829cm" svg:y="3.584cm"><text:p><text:s/><text:s/><text:s/><text:s/><text:s/><text:s/><text:s/><text:s/>DNS</text:p><draw:enhanced-geometry svg:viewBox="0 0 21600 21600" draw:type="rectangle" draw:enhanced-path="M 0 0 L 21600 0 21600 21600 0 21600 0 0 Z N"/></draw:custom-shape><draw:custom-shape text:anchor-type="paragraph" draw:z-index="6" draw:name="Forma6" draw:style-name="gr7" svg:width="4.102cm" svg:height="1.35cm" svg:x="4.743cm" svg:y="-1.575cm"><text:p><text:tab/>USUARIO</text:p><draw:enhanced-geometry svg:viewBox="0 0 21600 21600" draw:type="rectangle" draw:enhanced-path="M 0 0 L 21600 0 21600 21600 0 21600 0 0 Z N"/></draw:custom-shape><draw:line text:anchor-type="paragraph" draw:z-index="7" draw:name="Forma7" draw:style-name="gr2" draw:text-style-name="P2" svg:x1="6.833cm" svg:y1="0.065cm" svg:x2="6.833cm" svg:y2="0.277cm"><text:p/></draw:line><draw:custom-shape text:anchor-type="paragraph" draw:z-index="8" draw:name="Forma8" draw:style-name="gr6" svg:width="2.541cm" svg:height="1.588cm" svg:x="1.515cm" svg:y="4.484cm"><text:p>HTTP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9" draw:name="Forma9" draw:style-name="gr5" draw:text-style-name="P2" svg:x1="3.923cm" svg:y1="5.33cm" svg:x2="6.939cm" svg:y2="5.356cm"><text:p/></draw:line><draw:line text:anchor-type="paragraph" draw:z-index="10" draw:name="Forma10" draw:style-name="gr3" draw:text-style-name="P2" svg:x1="6.939cm" svg:y1="10.172cm" svg:x2="6.939cm" svg:y2="13.056cm"><text:p/></draw:line><draw:custom-shape text:anchor-type="paragraph" draw:z-index="11" draw:name="Forma11" draw:style-name="gr4" svg:width="3.917cm" svg:height="3.229cm" svg:x="13.527cm" svg:y="16.364cm"><text:p>BANCO DE DADO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12" draw:name="Forma12" draw:style-name="gr3" draw:text-style-name="P2" svg:x1="9.4cm" svg:y1="16.443cm" svg:x2="13.289cm" svg:y2="17.316cm"><text:p/></draw:line><draw:line text:anchor-type="paragraph" draw:z-index="13" draw:name="Forma13" draw:style-name="gr3" draw:text-style-name="P3" svg:x1="7.336cm" svg:y1="13.056cm" svg:x2="7.336cm" svg:y2="9.987cm"><text:p/></draw:line><draw:line text:anchor-type="paragraph" draw:z-index="14" draw:name="Forma14" draw:style-name="gr3" draw:text-style-name="P2" svg:x1="7.283cm" svg:y1="7.712cm" svg:x2="7.283cm" svg:y2="4.008cm"><text:p/></draw:line><draw:line text:anchor-type="paragraph" draw:z-index="15" draw:name="Forma15" draw:style-name="gr3" draw:text-style-name="P2" svg:x1="7.548cm" svg:y1="0.568cm" svg:x2="7.548cm" svg:y2="-0.226cm"><text:p/></draw:line><draw:line text:anchor-type="paragraph" draw:z-index="16" draw:name="Forma16" draw:style-name="gr2" draw:text-style-name="P2" svg:x1="8.103cm" svg:y1="0.111cm" svg:x2="11.939cm" svg:y2="0.085cm"><text:p/></draw:line>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2" draw:display-name="Arrowhead 2" svg:viewBox="0 0 1013 1130" svg:d="M1009 1050l-449-1008-22-30-29-12-34 12-21 26-449 1012-5 13v8l5 21 12 21 17 13 21 4h903l21-4 21-13 9-21 4-21v-8z"/>
    <draw:marker draw:name="Arrowhead_20_4" draw:display-name="Arrowhead 4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gr1" style:family="graphic">
      <style:graphic-properties draw:marker-end="Arrowhead_20_1" draw:textarea-horizontal-align="justify" draw:textarea-vertical-align="middle" draw:auto-grow-height="false" fo:min-height="2.281cm" fo:min-width="3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7" draw:name="Forma17" draw:style-name="Mgr1" svg:width="4.816cm" svg:height="3.626cm" svg:x="11.94cm" svg:y="-0.199cm"><text:p/><text:p/><text:p>Engine/renderização <text:s text:c="3"/></text:p><text:p><text:s text:c="2"/></text:p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22:52.503476770</meta:creation-date>
    <dc:date>2022-01-25T18:54:57.483026997</dc:date>
    <meta:editing-duration>PT1M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